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3b09b" officeooo:paragraph-rsid="0013b09b"/>
    </style:style>
    <style:style style:name="P2" style:family="paragraph" style:parent-style-name="Standard">
      <style:text-properties officeooo:rsid="0013b09b" officeooo:paragraph-rsid="00150da3"/>
    </style:style>
    <style:style style:name="P3" style:family="paragraph" style:parent-style-name="Standard">
      <style:text-properties officeooo:rsid="0013df11" officeooo:paragraph-rsid="0013df11"/>
    </style:style>
    <style:style style:name="P4" style:family="paragraph" style:parent-style-name="Standard">
      <style:text-properties officeooo:rsid="00158eed" officeooo:paragraph-rsid="00158eed"/>
    </style:style>
    <style:style style:name="P5" style:family="paragraph" style:parent-style-name="Standard" style:list-style-name="L1">
      <style:text-properties officeooo:rsid="0013df11" officeooo:paragraph-rsid="0013df11"/>
    </style:style>
    <style:style style:name="P6" style:family="paragraph" style:parent-style-name="Standard" style:list-style-name="L1">
      <style:text-properties officeooo:rsid="00150da3" officeooo:paragraph-rsid="00150da3"/>
    </style:style>
    <style:style style:name="P7" style:family="paragraph" style:parent-style-name="Standard" style:list-style-name="L1">
      <style:text-properties officeooo:rsid="00150da3" officeooo:paragraph-rsid="001a960b"/>
    </style:style>
    <style:style style:name="P8" style:family="paragraph" style:parent-style-name="Standard" style:list-style-name="L2">
      <style:text-properties officeooo:rsid="00158eed" officeooo:paragraph-rsid="00158eed"/>
    </style:style>
    <style:style style:name="P9" style:family="paragraph" style:parent-style-name="Standard">
      <style:text-properties fo:font-size="10pt" fo:font-style="italic" fo:font-weight="normal" officeooo:rsid="0016ff88" officeooo:paragraph-rsid="00158eed" style:font-size-asian="10pt" style:font-style-asian="italic" style:font-weight-asian="normal" style:font-size-complex="10pt" style:font-style-complex="italic" style:font-weight-complex="normal"/>
    </style:style>
    <style:style style:name="P10" style:family="paragraph" style:parent-style-name="Standard">
      <style:text-properties fo:font-size="12pt" fo:font-style="normal" officeooo:rsid="0016ff88" officeooo:paragraph-rsid="00158eed" style:font-size-asian="10.5pt" style:font-style-asian="normal" style:font-size-complex="12pt" style:font-style-complex="normal"/>
    </style:style>
    <style:style style:name="T1" style:family="text">
      <style:text-properties fo:font-size="10pt" fo:font-style="italic" style:font-size-asian="10pt" style:font-style-asian="italic" style:font-size-complex="10pt" style:font-style-complex="italic"/>
    </style:style>
    <style:style style:name="T2" style:family="text">
      <style:text-properties fo:font-size="10pt" fo:font-style="italic" fo:font-weight="normal" officeooo:rsid="0016ff88" style:font-size-asian="10pt" style:font-style-asian="italic" style:font-weight-asian="normal" style:font-size-complex="10pt" style:font-style-complex="italic" style:font-weight-complex="normal"/>
    </style:style>
    <style:style style:name="T3" style:family="text">
      <style:text-properties officeooo:rsid="0016ff88"/>
    </style:style>
    <style:style style:name="T4" style:family="text">
      <style:text-properties fo:font-size="12pt" fo:font-style="normal" officeooo:rsid="0016ff88" style:font-size-asian="10.5pt" style:font-style-asian="normal" style:font-size-complex="12pt" style:font-style-complex="normal"/>
    </style:style>
    <style:style style:name="T5" style:family="text">
      <style:text-properties officeooo:rsid="001a960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G-kód</text:h>
      <text:p text:style-name="P1"/>
      <text:p text:style-name="P1">G-kód je název programovaciho jazyka, který se používá k řízení CNC strojů a obráběcích strojů. Byl vyvinut společností EIA na počátku 60. let, ale jeho konečná verze byla schválena až v roce 1980.</text:p>
      <text:p text:style-name="P1"><text:tab/>Jazyk je provázen problémy s kompatibilitou, protože pouze malý počet zařízení podporuje veškeré příkazy. Většinou je podporováno několik základních příkazů, jako (rychlé polohování, lineární interpolace, kruhové interpolace...), a další doplňující, ale i přesto důležité, příkazy. </text:p>
      <text:p text:style-name="P1"/>
      <text:p text:style-name="P3">Struktura jazyka:</text:p>
      <text:list xml:id="list6127704388732369109" text:style-name="L1">
        <text:list-item>
          <text:p text:style-name="P5">příkazy:</text:p>
          <text:list>
            <text:list-item>
              <text:p text:style-name="P5">Gn:</text:p>
              <text:list>
                <text:list-item>
                  <text:p text:style-name="P5">kombinace znaku „G“ a čísla „n“ definuje typ příkazu </text:p>
                </text:list-item>
                <text:list-item>
                  <text:p text:style-name="P5">základní příkazy:</text:p>
                  <text:list>
                    <text:list-item>
                      <text:p text:style-name="P5">G00 – rychlý posun<text:tab/></text:p>
                    </text:list-item>
                    <text:list-item>
                      <text:p text:style-name="P5">G01 – interpolace úsečky </text:p>
                    </text:list-item>
                    <text:list-item>
                      <text:p text:style-name="P5">G02 – interpolace kružnice, pravotočivá</text:p>
                    </text:list-item>
                    <text:list-item>
                      <text:p text:style-name="P5">G03 – interpolace kružnice, levotočivá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">atributy:</text:p>
          <text:list>
            <text:list-item>
              <text:p text:style-name="P6">X – absolutní pozice na ose X</text:p>
            </text:list-item>
            <text:list-item>
              <text:p text:style-name="P6">Y – absolutní pozice na ose Y</text:p>
            </text:list-item>
            <text:list-item>
              <text:p text:style-name="P6">Z – absolutní pozice na ose Z</text:p>
            </text:list-item>
            <text:list-item>
              <text:p text:style-name="P6">I – relativní pozice středu kružnice na ose X, <text:span text:style-name="T5">vztažená na výchozí bod</text:span></text:p>
            </text:list-item>
            <text:list-item>
              <text:p text:style-name="P7">J – relativní pozice středu kružnice na ose Y, <text:span text:style-name="T5">vztažená na výchozí bod</text:span></text:p>
            </text:list-item>
          </text:list>
        </text:list-item>
      </text:list>
      <text:p text:style-name="P2"/>
      <text:p text:style-name="P4">Ukázkový program:</text:p>
      <text:list xml:id="list6570236650043547463" text:style-name="L2">
        <text:list-item>
          <text:p text:style-name="P8">G00 X100 Y100 Z1 <text:span text:style-name="T1">rychlé pozicování na souřadnice [100;100]</text:span><text:line-break/>G01 X50 Y50 Z0 <text:span text:style-name="T1">nakreslení úsečky z bodu [100;100] do bodu [50;50]</text:span><text:line-break/>G02 X100 Y50 I25 J0 <text:span text:style-name="T3">Z0 </text:span><text:span text:style-name="T1">nakreslení půlkruhu z bodu [50;50] do bodu [100;50] se středem [75;50]<text:line-break/></text:span><text:span text:style-name="T4">G00 X0 Y0 Z1 </text:span><text:span text:style-name="T2">návrat do výchozího bodu</text:span></text:p>
        </text:list-item>
      </text:list>
      <text:p text:style-name="P9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nkmin </meta:initial-creator>
    <meta:creation-date>2016-03-23T12:11:45.852139389</meta:creation-date>
    <dc:date>2016-03-24T21:26:05.453000000</dc:date>
    <meta:editing-duration>PT51M42S</meta:editing-duration>
    <meta:editing-cycles>7</meta:editing-cycles>
    <meta:generator>LibreOffice/5.0.4.2$Windows_x86 LibreOffice_project/2b9802c1994aa0b7dc6079e128979269cf95bc78</meta:generator>
    <meta:document-statistic meta:table-count="0" meta:image-count="0" meta:object-count="0" meta:page-count="1" meta:paragraph-count="20" meta:word-count="204" meta:character-count="1228" meta:non-whitespace-character-count="1045"/>
  </office:meta>
</office:document-meta>
</file>